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====</text:span></text:p>
      <text:p text:style-name="P1"><text:span text:style-name="T1"><text:tab/><text:tab/><text:tab/>2. DML(Data Manipulation Language) Queries </text:span></text:p>
      <text:p text:style-name="P1"><text:span text:style-name="T1"><text:tab/><text:tab/>================================================</text:span></text:p>
      <text:p text:style-name="P1"><text:span text:style-name="T1">=&gt;The purpose of <text:tab/>DML(Data Manipulation Language) Queries <text:s/>is that " To <text:s/>insert records, </text:span></text:p>
      <text:p text:style-name="P1"><text:span text:style-name="T1"><text:s text:c="4"/>delete records and update records of any table".</text:span></text:p>
      <text:p text:style-name="P1"><text:span text:style-name="T1">=&gt;DML(Data Manipulation Language) Queries are classfied into 3 types. They are</text:span></text:p>
      <text:p text:style-name="P1"><text:span text:style-name="T1"><text:tab/><text:tab/></text:span></text:p>
      <text:p text:style-name="P1"><text:span text:style-name="T1"><text:tab/><text:tab/>1. insert</text:span></text:p>
      <text:p text:style-name="P1"><text:span text:style-name="T1"><text:tab/><text:tab/>2. delete</text:span></text:p>
      <text:p text:style-name="P1"><text:span text:style-name="T1"><text:tab/><text:tab/>3. update</text:span></text:p>
      <text:p text:style-name="P1"><text:span text:style-name="T1">=&gt;After performing any DML Operation through Python Program, we must commit the database by using commit() and roll back by using rollback().</text:span></text:p>
      <text:p text:style-name="P1"><text:span text:style-name="T1">=&gt;commit() and rollback() are present in connection object.</text:span></text:p>
      <text:p text:style-name="P1"><text:span text:style-name="T1">------------------------------------------------------------------------------------------------------------------------------</text:span></text:p>
      <text:p text:style-name="P1"><text:span text:style-name="T1">1. insert</text:span></text:p>
      <text:p text:style-name="P1"><text:span text:style-name="T1">------------------------------------------------------------------------------------------------------------------------------</text:span></text:p>
      <text:p text:style-name="P1"><text:span text:style-name="T1">=&gt;This Query is used for inserting Record in a table.</text:span></text:p>
      <text:p text:style-name="P1"><text:span text:style-name="T1">=&gt;Syntax:- <text:s/></text:span></text:p>
      <text:p text:style-name="P1"><text:span text:style-name="T1">-----------------</text:span></text:p>
      <text:p text:style-name="P1"><text:span text:style-name="T1">SQL&gt; insert into table-name values(val1 for col1,val2 for col2,....val-n for col-n)</text:span></text:p>
      <text:p text:style-name="P1"><text:span text:style-name="T1">Examples:</text:span></text:p>
      <text:p text:style-name="P1"><text:span text:style-name="T1">------------------</text:span></text:p>
      <text:p text:style-name="P1"><text:span text:style-name="T1">SQL&gt; insert into employee values(20,'TR',1.9,'numpy');</text:span></text:p>
      <text:p text:style-name="P1"><text:span text:style-name="T1">------------------------------------------------------------------------------------------------------------------------------</text:span></text:p>
      <text:p text:style-name="P1"><text:span text:style-name="T1">2) delete</text:span></text:p>
      <text:p text:style-name="P1"><text:span text:style-name="T1">------------------------------------------------------------------------------------------------------------------------------</text:span></text:p>
      <text:p text:style-name="P1"><text:soft-page-break/><text:span text:style-name="T1">=&gt;This Query is used for deleting a record from table.</text:span></text:p>
      <text:p text:style-name="P1"><text:span text:style-name="T1">=&gt;Syntax1: <text:s text:c="3"/>SQL&gt;delete from table-name ;</text:span></text:p>
      <text:p text:style-name="P1"><text:span text:style-name="T1"><text:tab/><text:tab/><text:tab/>(OR)</text:span></text:p>
      <text:p text:style-name="P1"><text:span text:style-name="T1">=&gt;Syntax2: <text:s text:c="3"/>SQL&gt;delete from table-name where cond list ;</text:span></text:p>
      <text:p text:style-name="P1"><text:span text:style-name="T1">----------------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SQL&gt; delete from employee;<text:tab/><text:tab/> <text:s text:c="3"/>#Deletes all records of employee table</text:span></text:p>
      <text:p text:style-name="P1"><text:span text:style-name="T1">SQL&gt; delete from employee where eno=10; <text:s text:c="3"/>#Deletes Perticular record of employee table</text:span></text:p>
      <text:p text:style-name="P1"><text:span text:style-name="T1">-----------------------------------------------------------------------------------------------------------------------------------</text:span></text:p>
      <text:p text:style-name="P1"><text:span text:style-name="T1">3)update</text:span></text:p>
      <text:p text:style-name="P1"><text:span text:style-name="T1">-----------------------------------------------------------------------------------------------------------------------------------</text:span></text:p>
      <text:p text:style-name="P1"><text:span text:style-name="T1">=&gt;This Query is used for updating a record in a <text:s/>table.</text:span></text:p>
      <text:p text:style-name="P1"><text:span text:style-name="T1">=&gt;Syntax1:- SQL&gt;update table-name set col1=Val1,col2=val2....col-n=val-n;</text:span></text:p>
      <text:p text:style-name="P1"><text:span text:style-name="T1"><text:tab/><text:tab/><text:tab/>(OR)</text:span></text:p>
      <text:p text:style-name="P1"><text:span text:style-name="T1">=&gt;Syntax2:- </text:span></text:p>
      <text:p text:style-name="P1"><text:span text:style-name="T1">SQL&gt;update table-name set col1=Val1,col2=val2....col-n=val-n where Cond List</text:span></text:p>
      <text:p text:style-name="P1"><text:span text:style-name="T1">---------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191" meta:character-count="2351" meta:non-whitespace-character-count="2154"/>
    <meta:generator>LibreOfficeDev/6.0.5.2$Linux_X86_64 LibreOffice_project/</meta:generator>
  </office:meta>
</office:document-meta>
</file>